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2cm" svg:y="4cm">
          <text:p text:style-name="P1">Donato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4cm" svg:height="4cm" svg:x="7cm" svg:y="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2cm" svg:x="7cm" svg:y="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12cm" svg:y1="5cm" svg:x2="12cm" svg:y2="7cm">
            <text:p/>
          </draw:line>
          <draw:line draw:style-name="gr4" draw:text-style-name="P1" draw:layer="layout" svg:x1="13cm" svg:y1="5cm" svg:x2="13cm" svg:y2="7cm">
            <text:p/>
          </draw:line>
          <draw:line draw:style-name="gr4" draw:text-style-name="P1" draw:layer="layout" svg:x1="12cm" svg:y1="7cm" svg:x2="16cm" svg:y2="7cm">
            <text:p/>
          </draw:line>
          <draw:line draw:style-name="gr4" draw:text-style-name="P1" draw:layer="layout" svg:x1="12cm" svg:y1="5cm" svg:x2="16cm" svg:y2="5cm">
            <text:p/>
          </draw:line>
        </draw:g>
        <draw:custom-shape draw:style-name="gr1" draw:text-style-name="P1" draw:layer="layout" svg:width="4cm" svg:height="4cm" svg:x="2cm" svg:y="9cm">
          <text:p text:style-name="P1">Donated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cm" svg:height="4cm" svg:x="2cm" svg:y="14cm">
          <text:p text:style-name="P1">Staff Memb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797cm" svg:height="0.962cm" svg:x="13.5cm" svg:y="5.5cm">
          <draw:text-box>
            <text:p>Stu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52:17.603000000</meta:creation-date>
    <dc:date>2014-10-02T13:55:15.353000000</dc:date>
    <meta:editing-duration>PT47M47S</meta:editing-duration>
    <meta:editing-cycles>1</meta:editing-cycles>
    <meta:document-statistic meta:object-count="12"/>
    <meta:generator>LibreOffice/4.2.5.2$Windows_x86 LibreOffice_project/61cb170a04bb1f12e77c884eab9192be736ec5f5</meta:generator>
  </office:meta>
</office:document-meta>
</file>